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 office:value-type="string">
            <text:p>This guy is very camp</text:p>
          </table:table-cell>
          <table:table-cell table:style-name="ce0"/>
          <table:table-cell table:style-name="ce0" office:value-type="string">
            <text:p>Station Master
"Oh, what do we have here? Customers?"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"I'm so sorry, but we can't move the cars right
now."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"The coal we need to power them has been
all snatched up～!"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"Oh, that wicked bandit gang!"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"It's a big, huge problem!"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"Last night, they busted the lock on the
underground storehouse wide-open, and got
to work carrying it all away."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"To make matters worse, they took my darling
little rail cars and used them to take the fuel
away."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"Oh, dearie me! My business is doomed!!"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"Do you guys have business in the Midlands?"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"In that case, I have a teeny-tiny task if you'd
be willing to take it."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"I'd like you to deliver this to a girl named
'Sharusharu'. You'll find her in the castle 
town in the Midlands."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"Money. Sharusharu is a lovely girl who
regularly maintains our tools for us."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"I thought I would send her a little reward
today, but there's no way I can move from this
spot under these circumstances."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"Oh, thank you so much, my dears!"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"Ufufu. Young man, I've been dealing with
dozens of customers every day for over 20
years."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"I'm the best judge of character you'll ever
meet. I know a good person when I see one."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"So, I'm counting on you!"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"And here's a tip for you. I know it's not much,
but please, take it."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"Whoopsie. It looks like you have too much
stuff on you already, no?"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"Please, take this package to Sharusharu!"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"I leave it in your hands!"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"Mt. Mahai is full of hills and ditches, but just
follow the railroad and you'll reach the other
side in a jiffy."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